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01a62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unicode.org/emoji/charts/full-emoji-list.html#1f600" text:style-name="Internet_20_link" text:visited-style-name="Visited_20_Internet_20_Link">http://unicode.org/emoji/charts/full-emoji-list.html#1f600</text:a><text:line-break/><text:a xlink:type="simple" xlink:href="https://developer.mozilla.org/en-US/docs/Glossary/Primitive" text:style-name="Internet_20_link" text:visited-style-name="Visited_20_Internet_20_Link">https://developer.mozilla.org/en-US/docs/Glossary/Primitive</text:a><text:line-break/><text:a xlink:type="simple" xlink:href="https://developer.mozilla.org/en-US/docs/Web/JavaScript/Reference/Operators" text:style-name="Internet_20_link" text:visited-style-name="Visited_20_Internet_20_Link">https://developer.mozilla.org/en-US/docs/Web/JavaScript/Reference/Operators</text:a><text:line-break/><text:a xlink:type="simple" xlink:href="https://developer.mozilla.org/en-US/docs/Web/JavaScript/Reference/Operators/Operator_Precedence" text:style-name="Internet_20_link" text:visited-style-name="Visited_20_Internet_20_Link">https://developer.mozilla.org/en-US/docs/Web/JavaScript/Reference/Operators/Operator_Precedence</text:a><text:line-break/><text:a xlink:type="simple" xlink:href="https://insights.stackoverflow.com/survey/2021#technology-most-popular-technologies" text:style-name="Internet_20_link" text:visited-style-name="Visited_20_Internet_20_Link">https://insights.stackoverflow.com/survey/2021#technology-most-popular-technologies</text:a><text:line-break/><text:a xlink:type="simple" xlink:href="https://jquery.com/" text:style-name="Internet_20_link" text:visited-style-name="Visited_20_Internet_20_Link"><text:span text:style-name="T1">https://jquery.com/</text:span></text:a></text:p>
      <text:p text:style-name="P1"><text:a xlink:type="simple" xlink:href="http://unicode.org/" text:style-name="Internet_20_link" text:visited-style-name="Visited_20_Internet_20_Link">http://unicode.org/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3T19:27:20.891076731</dc:date>
    <meta:editing-duration>PT3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7" meta:character-count="413" meta:non-whitespace-character-count="408"/>
  </office:meta>
</office:document-meta>
</file>